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3.8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draw:auto-grow-height="true" fo:min-height="12.18cm"/>
    </style:style>
    <style:style style:name="pr6" style:family="presentation" style:parent-style-name="Inspiration-notes">
      <style:graphic-properties draw:fill-color="#ffffff" draw:auto-grow-height="true" fo:min-height="13.364cm"/>
    </style:style>
    <style:style style:name="P1" style:family="paragraph">
      <style:paragraph-properties fo:text-align="start"/>
    </style:style>
    <style:style style:name="P2" style:family="paragraph">
      <style:text-properties fo:font-size="20pt"/>
    </style:style>
    <style:style style:name="P3" style:family="paragraph">
      <style:paragraph-properties style:text-autospace="none"/>
    </style:style>
    <style:style style:name="P4" style:family="paragraph">
      <style:text-properties fo:font-size="24pt" style:font-size-asian="24pt" style:font-size-complex="24pt"/>
    </style:style>
    <style:style style:name="P5" style:family="paragraph">
      <style:text-properties fo:font-size="29.3999996185303pt"/>
    </style:style>
    <style:style style:name="T1" style:family="text">
      <style:text-properties fo:font-size="20pt"/>
    </style:style>
    <style:style style:name="T2" style:family="text">
      <style:text-properties style:font-name="Arial2" fo:font-size="24pt" style:font-name-asian="Arial2" style:font-size-asian="24pt" style:font-name-complex="Arial2" style:font-size-complex="24pt"/>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217cm" svg:y="0.812cm" presentation:class="title" presentation:user-transformed="true">
          <draw:text-box>
            <text:p>Public Data Access</text:p>
          </draw:text-box>
        </draw:frame>
        <draw:frame presentation:style-name="pr2" draw:layer="layout" svg:width="20.444cm" svg:height="3.89cm" svg:x="1.4cm" svg:y="3.984cm" presentation:class="subtitle" presentation:user-transformed="true">
          <draw:text-box>
            <text:p xml:id="id1" text:id="id1" text:style-name="P1">or: How I Learned to Stop Worrying and Love Transparenc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presentation:user-transformed="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is public court data?</text:p>
          </draw:text-box>
        </draw:frame>
        <draw:frame presentation:style-name="pr5" draw:layer="layout" svg:width="25.199cm" svg:height="12.18cm" svg:x="1.4cm" svg:y="4.914cm" presentation:class="outline" presentation:user-transformed="true">
          <draw:text-box>
            <text:list text:style-name="L2">
              <text:list-header>
                <text:p xml:id="id2" text:id="id2">State Constitution (Section 8)</text:p>
                <text:p xml:id="id3" text:id="id3">State Laws (§ 25-19-101)</text:p>
                <text:p xml:id="id4" text:id="id4">Court Rules (Administrative Order 1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tate Constitution</text:p>
          </draw:text-box>
        </draw:frame>
        <draw:frame presentation:style-name="pr5" draw:layer="layout" svg:width="25.2cm" svg:height="12.18cm" svg:x="1.4cm" svg:y="5cm" presentation:class="outline">
          <draw:text-box>
            <text:list text:style-name="L2">
              <text:list-header>
                <text:p xml:id="id5" text:id="id5">Section 8</text:p>
                <text:p xml:id="id6" text:id="id6">In all criminal prosecutions, the accused shall enjoy the right to a speedy and public trial...</text:p>
                <text:p xml:id="id7" text:id="id7">187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3" presentation:class="page"/>
          <draw:frame presentation:style-name="pr6" draw:text-style-name="P2" draw:layer="layout" svg:width="16.799cm" svg:height="13.364cm" svg:x="1.701cm" svg:y="14cm" presentation:class="notes" presentation:user-transformed="true">
            <draw:text-box>
              <text:p><text:span text:style-name="T1">What does a public trial mean in this day and age?</text:span></text:p>
              <text:p><text:span text:style-name="T1"/></text:p>
              <text:p><text:span text:style-name="T1">This was of course drafted in ....</text:span></text:p>
              <text:p><text:span text:style-name="T1"/></text:p>
              <text:p><text:span text:style-name="T1">Bare minimum to allow the public to visit a trial while it is in progress, or view it online while it is occuring.</text:span></text:p>
              <text:p><text:span text:style-name="T1">Ability to review what happened in a trial after the fact, not just pertinent for the legal community, also needed for example by historians.</text:span></text:p>
              <text:p><text:span text:style-name="T1"/></text:p>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tate Laws</text:p>
          </draw:text-box>
        </draw:frame>
        <draw:frame presentation:style-name="pr5" draw:layer="layout" svg:width="25.199cm" svg:height="12.18cm" svg:x="1.4cm" svg:y="4.914cm" presentation:class="outline" presentation:user-transformed="true">
          <draw:text-box>
            <text:list text:style-name="L2">
              <text:list-header>
                <text:p>§ 25-19-102</text:p>
                <text:p>It is vital in a democratic society that public business be performed in an open and public manner so that the electors shall be advised of the performance of public officials and of the decisions that are reached in public activity and in making public policy. Toward this end, this chapter is adopted, making it possible for them or their representatives to learn and to report fully the activities of their public officials.</text:p>
                <text:p/>
              </text:list-header>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dministrative Order 19</text:p>
          </draw:text-box>
        </draw:frame>
        <draw:frame presentation:style-name="pr5" draw:layer="layout" svg:width="25.199cm" svg:height="12.18cm" svg:x="1.4cm" svg:y="4.914cm" presentation:class="outline" presentation:user-transformed="true">
          <draw:text-box>
            <text:list text:style-name="L2">
              <text:list-header>
                <text:p xml:id="id8" text:id="id8">(1) promote accessibility to court records;</text:p>
                <text:p xml:id="id9" text:id="id9">(3) promote governmental accountability;</text:p>
                <text:p xml:id="id10" text:id="id10">A. All persons have access to court records as provided in this order, except as provided in section II(B) of this order.</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dministrative Order 19</text:p>
          </draw:text-box>
        </draw:frame>
        <draw:frame presentation:style-name="pr5" draw:text-style-name="P4" draw:layer="layout" svg:width="25.199cm" svg:height="12.18cm" svg:x="1.4cm" svg:y="4.914cm" presentation:class="outline" presentation:user-transformed="true">
          <draw:text-box>
            <text:p text:style-name="P3"><text:span text:style-name="T2">A. Courts should endeavor to make at least the following information, when available in electronic form, remotely accessible to the public:</text:span></text:p>
            <text:p text:style-name="P3"><text:span text:style-name="T2">(1) litigant/party/attorney indexes to cases filed with the court;</text:span></text:p>
            <text:p text:style-name="P3"><text:span text:style-name="T2">(2) listings of case filings, including the names of the parties;</text:span></text:p>
            <text:p text:style-name="P3"><text:span text:style-name="T2">(3) the register of actions or docket sheets;</text:span></text:p>
            <text:p text:style-name="P3"><text:span text:style-name="T2">(4) calendars or dockets of court proceedings, including case numbers and captions, date and time of hearings, and location of hearings;</text:span></text:p>
            <text:p text:style-name="P3"><text:span text:style-name="T2">(5) judgments, orders, or decrees.</text:span></text:p>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 should we care?</text:p>
          </draw:text-box>
        </draw:frame>
        <draw:frame presentation:style-name="pr5" draw:layer="layout" svg:width="25.2cm" svg:height="12.18cm" svg:x="1.4cm" svg:y="5cm" presentation:class="outline">
          <draw:text-box>
            <text:list text:style-name="L2">
              <text:list-item>
                <text:p>Theory of Democracy</text:p>
              </text:list-item>
              <text:list-item>
                <text:p>Trust of the public</text:p>
              </text:list-item>
              <text:list-item>
                <text:p>Help non-traditional legal research</text:p>
              </text:list-item>
              <text:list-item>
                <text:p>Chance to lead</text:p>
              </text:list-item>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search</text:p>
          </draw:text-box>
        </draw:frame>
        <draw:frame presentation:style-name="pr5" draw:layer="layout" svg:width="25.199cm" svg:height="12.18cm" svg:x="1.4cm" svg:y="4.914cm" presentation:class="outline" presentation:user-transformed="true">
          <draw:text-box>
            <text:list text:style-name="L2">
              <text:list-item>
                <text:p><text:span text:style-name="T3">Court System Transparency - Lynn M. LoPucki </text:span></text:p>
                <text:p><text:span text:style-name="T3">University of California, Los Angeles (UCLA) - School of Law</text:span></text:p>
                <text:p><text:span text:style-name="T3"/></text:p>
              </text:list-item>
              <text:list-item>
                <text:p><text:span text:style-name="T3">Transparency and Trust – Stephan Grimmelkhuijsen</text:span></text:p>
                <text:p><text:span text:style-name="T3">Post doctoral researcher, Utrecht University</text:span></text:p>
                <text:p/>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data do we have?</text:p>
          </draw:text-box>
        </draw:frame>
        <draw:frame presentation:style-name="pr5" draw:layer="layout" svg:width="25.2cm" svg:height="12.18cm" svg:x="1.4cm" svg:y="5cm" presentation:class="outline">
          <draw:text-box>
            <text:list text:style-name="L2">
              <text:list-item>
                <text:p>Cases</text:p>
              </text:list-item>
              <text:list-item>
                <text:p>Case Statistics</text:p>
              </text:list-item>
              <text:list-item>
                <text:p>Judge/Lawyer Statistics</text:p>
              </text:list-item>
            </text:list>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ses</text:p>
          </draw:text-box>
        </draw:frame>
        <draw:frame presentation:style-name="pr5" draw:layer="layout" svg:width="25.2cm" svg:height="12.18cm" svg:x="1.4cm" svg:y="5cm" presentation:class="outline" presentation:user-transformed="true">
          <draw:text-box>
            <text:list text:style-name="L2">
              <text:list-item>
                <text:p>Parties</text:p>
              </text:list-item>
              <text:list-item>
                <text:p>Charges</text:p>
              </text:list-item>
              <text:list-item>
                <text:p>Events</text:p>
              </text:list-item>
              <text:list-item>
                <text:p>Financial Information</text:p>
              </text:list-item>
              <text:list-item>
                <text:p>Case filings</text:p>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se Statistics</text:p>
          </draw:text-box>
        </draw:frame>
        <draw:frame presentation:style-name="pr5" draw:layer="layout" svg:width="25.2cm" svg:height="12.18cm" svg:x="1.4cm" svg:y="5cm" presentation:class="outline" presentation:user-transformed="true">
          <draw:text-box>
            <text:list text:style-name="L2">
              <text:list-item>
                <text:p>Average case length by type</text:p>
              </text:list-item>
              <text:list-item>
                <text:p>Fines leveled based on offenses</text:p>
              </text:list-item>
              <text:list-item>
                <text:p>Crime conviction rates in different areas</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Judge/Lawyer Statistics</text:p>
          </draw:text-box>
        </draw:frame>
        <draw:frame presentation:style-name="pr5" draw:layer="layout" svg:width="25.2cm" svg:height="12.18cm" svg:x="1.4cm" svg:y="5cm" presentation:class="outline">
          <draw:text-box>
            <text:list text:style-name="L2">
              <text:list-item>
                <text:p>Types of cases heard</text:p>
              </text:list-item>
              <text:list-item>
                <text:p>Average length of cases</text:p>
              </text:list-item>
              <text:list-item>
                <text:p>Conviction/win rate by charge/type</text:p>
              </text:list-item>
            </text:list>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Examples from elsewhere</text:p>
          </draw:text-box>
        </draw:frame>
        <draw:frame presentation:style-name="pr5" draw:layer="layout" svg:width="25.2cm" svg:height="12.18cm" svg:x="1.4cm" svg:y="5cm" presentation:class="outline" presentation:placeholder="true">
          <draw:text-box/>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could we do better?</text:p>
          </draw:text-box>
        </draw:frame>
        <draw:frame presentation:style-name="pr5" draw:layer="layout" svg:width="25.2cm" svg:height="12.18cm" svg:x="1.4cm" svg:y="5cm" presentation:class="outline">
          <draw:text-box>
            <text:list text:style-name="L2">
              <text:list-item>
                <text:p>Make it clear where we have data from</text:p>
              </text:list-item>
              <text:list-item>
                <text:p>Allow searching for things other than specific cases</text:p>
              </text:list-item>
              <text:list-item>
                <text:p>Return data in a way better suited for computers</text:p>
                <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re access to statistical data</text:p>
          </draw:text-box>
        </draw:frame>
        <draw:frame presentation:style-name="pr5" draw:layer="layout" svg:width="25.2cm" svg:height="12.18cm" svg:x="1.4cm" svg:y="5cm" presentation:class="outline">
          <draw:text-box>
            <text:list text:style-name="L2">
              <text:list-item>
                <text:p>Currently statistical data is very difficult to find</text:p>
              </text:list-item>
              <text:list-item>
                <text:p>Not connected to the current case searching system</text:p>
              </text:list-item>
              <text:list-item>
                <text:p>Don't just present the results, but the scrubbed raw data</text:p>
                <text:p/>
              </text:list-item>
            </text:list>
          </draw:text-box>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etter search</text:p>
          </draw:text-box>
        </draw:frame>
        <draw:frame presentation:style-name="pr5" draw:layer="layout" svg:width="25.2cm" svg:height="12.18cm" svg:x="1.4cm" svg:y="5cm" presentation:class="outline" presentation:placeholder="true" presentation:user-transformed="true">
          <draw:text-box/>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etter format of data</text:p>
          </draw:text-box>
        </draw:frame>
        <draw:frame presentation:style-name="pr5" draw:layer="layout" svg:width="25.2cm" svg:height="12.18cm" svg:x="1.4cm" svg:y="5cm" presentation:class="outline" presentation:placeholder="true">
          <draw:text-box/>
        </draw:frame>
        <presentation:notes draw:style-name="dp2">
          <office:forms form:automatic-focus="false" form:apply-design-mode="false"/>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language="zxx" fo:country="none" fo:font-style="normal" fo:text-shadow="none" style:text-underline-style="none" fo:font-weight="normal" style:letter-kerning="true" style:font-name-asian="Andale Sans UI"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language="zxx" fo:country="none" fo:font-style="normal" fo:text-shadow="none" style:text-underline-style="none" fo:font-weight="normal" style:letter-kerning="true" style:font-name-asian="Andale Sans UI" style:font-size-asian="44pt" style:language-asian="zxx" style:country-asian="none" style:font-style-asian="normal" style:font-weight-asian="normal" style:font-name-complex="Tahoma" style:font-size-complex="44pt" style:language-complex="zxx" style:country-complex="none"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9.3999996185303pt" fo:font-style="normal" fo:text-shadow="none" style:text-underline-style="none" fo:font-weight="normal" style:letter-kerning="true" style:font-name-asian="WenQuanYi Zen Hei" style:font-size-asian="29.3999996185303pt" style:font-style-asian="normal" style:font-weight-asian="normal" style:font-name-complex="Lohit Hindi"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size="36pt" fo:font-style="normal" fo:text-shadow="none" style:text-underline-style="none" fo:font-weight="normal" style:letter-kerning="true" style:font-name-asian="WenQuanYi Zen Hei" style:font-size-asian="36pt" style:font-style-asian="normal" style:font-weight-asian="normal" style:font-name-complex="Lohit Hindi"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6H17M44S</meta:editing-duration>
    <meta:editing-cycles>13</meta:editing-cycles>
    <meta:generator>LibreOffice/4.1.2.3$Windows_x86 LibreOffice_project/40b2d7fde7e8d2d7bc5a449dc65df4d08a7dd38</meta:generator>
    <dc:date>2013-10-17T02:20:06.521000000</dc:date>
    <meta:document-statistic meta:object-count="101"/>
  </office:meta>
</office:document-meta>
</file>